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h text:outline-level="1">Project Opename (ON): MVP UX and Visual Strategy</text:h>
      <text:h text:outline-level="2">1. What is Opename?</text:h>
      <text:p>Opename is a web-based platform for professional teams to collaboratively explore, grade, and refine strategy options in real time. Participants can rate both strategies and each other’s credibility. Anonymous participation is supported, and only registered users can initiate sessions. The end result is a downloadable, professional-grade summary of decisions—free of informal session content like avatars or chat.</text:p>
      <text:h text:outline-level="2">2. User Access and Identity</text:h>
      <text:p>Users may remain anonymous or register with an email. All users select a pseudonym and choose an avatar. Avatars represent broadly defined professional functions—visualized as aliens doing a recognizable task. Instead of job titles, users select or enter a 'Function or Prime Directive' to reinforce Opename’s informal, non-authoritarian tone.</text:p>
      <text:h text:outline-level="2">3. Avatar &amp; Function Setup Flow</text:h>
      <text:p>As an early onboarding step, users are asked to:
1. Choose a general Function category (e.g., Design, Analysis, Advocacy)
2. Pick or enter a specific Prime Directive (e.g., Accessibility, Prototyping, Reconciliation)
3. Assign a pseudonym to their alien avatar

This playful personalization step helps build connection to the brand and avoids job-title bias. Session output summaries do not include avatars or pseudonyms.</text:p>
      <text:h text:outline-level="2">4. UX Tone and Style</text:h>
      <text:p>The site balances humor and clarity. Alien avatars are cleanly illustrated and non-distracting. The interface is light, fast, and intuitive. Reports are avatar-free and suitable for formal contexts. No login is required to participate in sessions, but email registration is needed to initiate one.</text:p>
      <text:h text:outline-level="2">5. UX Flow Overview</text:h>
      <text:p>[INSERT ON_UX_Flow_v1_resaved.png HERE]</text:p>
      <text:h text:outline-level="2">6. Screens and Mockups</text:h>
      <text:p>- Landing Page: [INSERT LANDING MOCKUP IMAGE HERE]
- Function &amp; Avatar Selection: [INSERT FUNCTION AVATAR MOCKUP HERE]
- Session Setup: [INSERT SESSION SETUP IMAGE HERE]
- Strategy Discussion: [INSERT SESSION INTERFACE IMAGE HERE]
- Download Summary: [INSERT EXPORT MOCKUP IMAGE HERE]</text:p>
      <text:h text:outline-level="2">7. Key MVP Features</text:h>
      <text:p>- Strategy session with real-time input
- Function- and pseudonym-based identity
- Role-themed alien avatars
- Adjustable vote weights
- Professional PDF output free of session informality</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